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Et c'est ainsi que je me suis retrouvé nez-à-nez avec un... éléphant !</text:p>
      <text:p text:style-name="Standard"/>
      <text:p text:style-name="Standard">Elliot observa d'un œil satisfait sa dernière phrase faire son petit effet sur son auditoire, lequel était composé d'une demi-douzaine de femmes, toutes issues de l'aristocratie londonienne -à des rangs plus ou moins élevés de noblesse. Son regard les décortiqua l'une après l'autre. A peu de choses près, c'était comme si l'on avait mis six fois la même femme devant lui. Elles portaient les mêmes vêtements, étaient maquillées de la même manière, se tenaient de la même façon et avaient les mêmes expressions. L'ennuyeux tableau qui se dressait devant lui était d'un ennui navrant aux yeux du blondin qui en était venu à se demander qui entre lui et son ersatz de harem était la véritable attraction de la soirée. </text:p>
      <text:p text:style-name="Standard"/>
      <text:p text:style-name="Standard">Mais, si navrant soit-il, le tableau n'était pas sans lui rappeler -hélas- les soirées mondaines qu'il avait eu à subir durant son enfance tandis que ses parents cherchaient à nouer des connexions au sein de la « haute » -ou pire, à trouver un prétendant à sa grande sœur. Son regard aigue-marine se perdit un instant dans les moulures du plafond, le vague sourire qu'il affectionnait tant esquissé à la commissure de ses lèvres. Les dernières semaines avaient été riches en rebondissement -si vous me permettez l'euphémisme-, le garçon voyant l'entièreté de son monde mis à mal par des changements radicaux allant jusqu'à bouleverser ses croyances les plus profondes, et pourtant il se retrouvait là, assis, vivant une scène on ne peut plus familière, participant à une de ces soirées mondaines qu'il avait essayé de fuir toute sa vie et qui n'étaient qu'un pâle et nauséabond miroir de sa vie d'antan. Ironique, n'est-ce pas ?</text:p>
      <text:p text:style-name="Standard"/>
      <text:p text:style-name="Standard">Comme à son habitude loin de se formaliser de l'ironie de la situation, Elliot reporta sa dérisoire attention sur le petit groupe de femmes pendues à ses lèvres. Comment en était-il arrivé là ? D'une manière très simple. La Marquise de Noidea, fille d'une ancienne connaissance de ses parents, avait eu vent -on ne sait comment- de son retour en Grande-Bretagne et de ses aventures outre mer et avait insisté pour faire du jeune homme l'invité d'honneur d'une soirée qu'elle organisait avec ses amies dans son manoir dans le quartier de Knightsbridge -évidemment-. Car s'il y avait une chose que les membres de l'aristocratie aimaient autant faire qu'ourdir des plans pour gagner en réputation et en prestige aux dépends des autres c'était écouter les affabulations et les aventures exotiques d'un jeune homme. </text:p>
      <text:p text:style-name="Standard"/>
      <text:p text:style-name="Standard">Elliot s'était prêté au jeu bon gré, mal gré, déjà parce qu'on lui avait promis une récompense et que depuis son éviction de l'héritage familiale il ne roulait pas sur l'or et surtout parce qu'il aimait ça. Le blondin adorait raconter ses « exploits », être le centre de l'attention et revivre ses histoires en les contant devant une assemblée. C'était là son pêché, le plaisir égoïste -et parfois rentable- auquel il s'adonnait à tort et à travers. Le jeune homme fut tiré de ses rêveries par une voix cristalline.</text:p>
      <text:p text:style-name="Standard"/>
      <text:p text:style-name="Standard">-Hum, Elliot, très cher ?</text:p>
      <text:p text:style-name="Standard"/>
      <text:p text:style-name="Standard">La Marquise de Noidea. L'intéressé planta son regard azuré dans celui noisette de l'aristocrate. Elle avait du charme, et devait avoir un succès certain dans la cour. Mais elle était d'une platitude affligeante. Pour autant, elle était son hôte ce soir et s'il voulait avoir une chance de ne pas partir bredouille de cette soirée il allait devoir se plier aux exigences de la haute société.</text:p>
      <text:p text:style-name="Standard"/>
      <text:p text:style-name="Standard">-Oui, madame ? Vous voulez une autre histoire ? Peut-être mon passage en Afrique ?</text:p>
      <text:p text:style-name="Standard"/>
      <text:p text:style-name="Standard">-Bien sûr, mais plus tard ! L'interrompit-elle sans vraiment faire mine de réfléchir à la question. D'abord il y a quelqu'un que je meurs d'envie de vous présenter !</text:p>
      <text:p text:style-name="Standard"/>
      <text:p text:style-name="Standard">Ah bah tiens, vlà autre chose.</text:p>
      <text:p text:style-name="P1">Elliot suivit la Marquise sans trop de conviction à travers la pièce, son regard bleuté errant à nouveau au gré de la décoration ostentatoire et de l'étalage exubérant de richesses qui constituaient la majeure partie de ce salon, le ramenant décidément avec un peu trop d'insistance dix ans en arrière. Ils rejoignirent finalement une autre femme -sans doute celle qu'il devait [i]absolument[/i] rencontrer- et, après une discrète révérence, les présentations furent faites. L'adepte de Shou s'octroya un instant pour observer sa toute nouvelle interlocutrice. Sans qu'il ne puisse trop expliquer quoi, il y avait quelque chose de différent chez elle. Déjà, l'expression d'ennui froid qui empreignait son visage jurait profondément avec l'air enjoué et plein d'excitation de la marquise de Noidea. Et puis, elle avait un petit quelque chose de supérieur aux autres convives, mais l'esprit naïf du garçon n'était pas en mesure de déterminer quoi.</text:p>
      <text:p text:style-name="Standard"/>
      <text:p text:style-name="Standard">La fameuse « Lady Katherine » le gratifia d'un sourire sans joie -pour ne pas dire carnassier- avant de lui adresser pour la première fois la parole. Loin de s'imaginer qu'il s'agissait là d'une simple politesse -voire, dans ce cas précis, d'une insulte à peine dissimulée-, Elliot se gargarisa de ce qu'il prit comme un compliment ; sa réputation l'avait donc précédé. Ce n'était pas la première fois, mais Katherine semblait appartenir à un cercle fermé des hautes sphères de l'aristocratie britannique et c'était sans doute un contexte plus prestigieux qu'à son habitude. Le blondin inclina légèrement la tête en guise de salutation et lui offrit son plus large sourire.</text:p>
      <text:p text:style-name="Standard"/>
      <text:p text:style-name="Standard">-Lady Katherine. J'aimerais pouvoir vous retourner le compliment.</text:p>
      <text:p text:style-name="Standard"/>
      <text:p text:style-name="Standard">Le tacle avait fusé. Et le pire, c'était que ce n'en était pas un. Elliot était on ne peut plus honnête et de bonne foi. L'ancien membre de la bourgeoisie n'avait jamais été un fervent adepte des jeux de pouvoirs et de relations. Et c'était encore pire depuis son divorce avec le cercle familial. La duchesse De Hastings ne faisait par conséquent pas partie de ses -maigres- connaissances en aristocratie. Difficile de savoir si c'était pour le mieux, étant donné le peu de cas que notre nigaud de service aurait fait de cette information. L'attitude froide de Katherine ne l'intimidait ni ne l'affectait pas plus que ça. Peut-être cela aurait-il dû un peu plus l'alerter, peut-être était-il inconscient de négliger ainsi un personnage aussi important. Par dessus le marché, Elliot était à des années lumières de s'imaginer qu'il était en train de converser avec la Haute Prêtresse de Nephtys -il n'avait d'ailleurs encore aucune idée de ce qu'étaient les Hauts Prêtres.</text:p>
      <text:p text:style-name="Standard"/>
      <text:p text:style-name="Standard">Le jeune exploration fut tiré de ses songes par la marquise de Noidea, qui l’exhorta à finalement raconter son périple en Afrique dont il avait fait mention quelques minutes auparavant. Les pupilles d'Elliot se mirent à alterner entre la duchesse et la marquise, marquant un instant d'hésitation. Puis il offrit un nouveau sourire à cette dernière, trop heureux qu'il était de pouvoir s'adonner à son activité favorite après vivre des aventures -raconter ses aventures- au lieu de s'évertuer à tenter de respecter les sottes règles et conventions de de la conversation dans la haute noblesse, que ces arrivistes avaient élevé au rang d'art -ou du moins le pensaient-ils. Restait désormais à trouver une histoire à raconter pour satisfaire la curiosité -et, visiblement, la fierté- de son hôtesse. Son passage en Afrique avait duré un moment, mais une période en particulier l'inspira particulièrement sur le moment -sans doute à cause de ses récentes aventures.</text:p>
      <text:p text:style-name="Standard"/>
      <text:p text:style-name="Standard">-Tout à fait, ma chère Helen. Il tourna à nouveau son regard sur la duchesse De Hastings. Lady Katherine, êtes-vous au fait de ce mystérieux pays qu'est l’Égypte ?</text:p>
      <text:p text:style-name="Standard"/>
      <text:p text:style-name="Standard">Sans véritablement attendre de réponse de la part de l'intéressée, Elliot recula d'un pas avant de plonger une main dans la discrète sacoche qu'il portait à la ceinture pour en tirer une poignée de sable qu'il jeta sans attendre en l'air devant ses yeux. Lorsqu'il pratiquer son « métier » -ou plus exactement son égocentrique occupation- de conteur, il aimait à transporter des accessoires pour donner du crédit et/ou un aspect théâtral à ses histoires. Cela pouvait aller de la babiole ramenée de voyage à des éléments plus... insolites, comme du sable. Et ce en faisant fi de toutes les <text:soft-page-break/>déconvenues que cela pourrait engendrer. Comme par exemple se retrouver avec une plage au milieu du salon.</text:p>
      <text:p text:style-name="Standard"/>
      <text:p text:style-name="Standard">-L'année était 1849. </text:p>
      <text:p text:style-name="Standard">Nous rentrions d'un voyage de commerce. </text:p>
      <text:p text:style-name="Standard">Le point de départ était la Grèce, </text:p>
      <text:p text:style-name="Standard">Liverpool était notre but.</text:p>
      <text:p text:style-name="Standard">C'était sans compter le scorbut.</text:p>
      <text:p text:style-name="Standard">Après seulement quelques jours en mer,</text:p>
      <text:p text:style-name="Standard">La maladie fit rage,</text:p>
      <text:p text:style-name="Standard">Décimant mon équipage.</text:p>
      <text:p text:style-name="Standard">Comme le dit l'adage : </text:p>
      <text:p text:style-name="Standard">« n*que sa grand-mère ».</text:p>
      <text:p text:style-name="Standard"/>
      <text:p text:style-name="Standard">Il nous fallait retrouver le continent</text:p>
      <text:p text:style-name="Standard">Pour soigner nos malades</text:p>
      <text:p text:style-name="Standard">Et chanter funeste balade</text:p>
      <text:p text:style-name="Standard">A nos défunts et mourants</text:p>
      <text:p text:style-name="Standard"/>
      <text:p text:style-name="Standard">C'est là que la tempête nous surprit,</text:p>
      <text:p text:style-name="Standard"/>
      <text:p text:style-name="Standard">Força notre barre à bâbord,</text:p>
      <text:p text:style-name="Standard">Nous menant droit en Afrique du Nord</text:p>
      <text:p text:style-name="Standard"/>
      <text:p text:style-name="Standard">L’Égypte nous était inconnue,</text:p>
      <text:p text:style-name="Standard">Et alors que nous pensions trouver refuge,</text:p>
      <text:p text:style-name="Standard">Nous n'étions finalement pas les bienvenus,</text:p>
      <text:p text:style-name="Standard">Dans ce pays où règne le grabuge.</text:p>
      <text:p text:style-name="Standard"/>
      <text:p text:style-name="Standard">On nous força à fuir la ville,</text:p>
      <text:p text:style-name="Standard">Abandonnant compagnons, honneur et vivres,</text:p>
      <text:p text:style-name="Standard">Pour finir dans un désert chaud, aride, hostile,</text:p>
      <text:p text:style-name="Standard">Désormais, il nous fallait survivre.</text:p>
      <text:p text:style-name="Standard"/>
      <text:p text:style-name="Standard">Après des jours sans boire,</text:p>
      <text:p text:style-name="Standard">Nous pensions trouver asile dans une de ces grandes pyramides,</text:p>
      <text:p text:style-name="Standard"/>
      <text:p text:style-name="Standard">Mais ceci est une autre histoire...</text:p>
      <text:p text:style-name="Standard"/>
      <text:p text:style-name="Standard">Elliot laissa le silence retomber à la fin de son récit. Il n'en était qu'aux balbutiements de cette histoire, mais présupposait qu'une pause s'imposait (jolie allitération en p). Il ne tarderait pas à savoir si son public souhaitait connaître la suite de cette aventure. Le conteur profita de cet instant de répit pour reprendre son souffle et jeter un regard intéressé autour de lui. L'immense majorité des personnes présentes avaient interrompu leur conversation pour écouter sa fable. Un petit sourire de satisfaction traversa involontairement son visage, tandis que son regard couleur ciel venait se planter dans celui de la marque De Hastings. Qu'avait donc pensait « Dame Katherine » de sa pres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22:04:08.07</meta:creation-date>
    <dc:date>2020-09-23T20:50:07.57</dc:date>
    <dc:creator>Théo </dc:creator>
    <meta:editing-duration>PT5H8M46S</meta:editing-duration>
    <meta:editing-cycles>558</meta:editing-cycles>
    <meta:generator>OpenOffice/4.1.1$Win32 OpenOffice.org_project/411m6$Build-9775</meta:generator>
    <meta:document-statistic meta:table-count="0" meta:image-count="0" meta:object-count="0" meta:page-count="3" meta:paragraph-count="46" meta:word-count="1625" meta:character-count="9841"/>
  </office:meta>
</office:document-meta>
</file>